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2in"/>
    </style:style>
    <style:style style:name="co2" style:family="table-column">
      <style:table-column-properties fo:break-before="auto" style:column-width="5.902in"/>
    </style:style>
    <style:style style:name="co3" style:family="table-column">
      <style:table-column-properties fo:break-before="auto" style:column-width="2.0701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PageStyle_5f_AMEE_20_data_20_changelog">
      <style:table-properties table:display="true" style:writing-mode="lr-tb"/>
    </style:style>
    <style:style style:name="ce1" style:family="table-cell" style:parent-style-name="Default" style:data-style-name="N168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8"/>
    <style:style style:name="ce3" style:family="table-cell" style:parent-style-name="Default" style:data-style-name="N168">
      <style:table-cell-properties fo:background-color="transparent"/>
    </style:style>
    <style:style style:name="ce4" style:family="table-cell" style:parent-style-name="Default" style:data-style-name="N168">
      <style:table-cell-properties fo:background-color="#eb613d"/>
    </style:style>
    <style:style style:name="ce5" style:family="table-cell" style:parent-style-name="Default" style:data-style-name="N168">
      <style:table-cell-properties fo:background-color="#e6e6e6"/>
    </style:style>
    <style:style style:name="ce6" style:family="table-cell" style:parent-style-name="Default" style:data-style-name="N168">
      <style:table-cell-properties fo:background-color="#c0c0c0"/>
    </style:style>
    <style:style style:name="ce7" style:family="table-cell" style:parent-style-name="Default" style:data-style-name="N168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b613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0c0c0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 table:use-regular-expressions="false"/>
      <table:table table:name="AMEE data change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Where</text:p>
          </table:table-cell>
          <table:table-cell table:style-name="ce8" office:value-type="string">
            <text:p>Who</text:p>
          </table:table-cell>
          <table:table-cell table:style-name="ce8" office:value-type="string">
            <text:p>NOTES</text:p>
          </table:table-cell>
          <table:table-cell table:style-name="ce8" table:number-columns-repeated="251"/>
          <table:table-cell table:number-columns-repeated="768"/>
        </table:table-row>
        <table:table-row table:style-name="ro1">
          <table:table-cell office:value-type="date" office:date-value="2007-08-01">
            <text:p>01/08/07</text:p>
          </table:table-cell>
          <table:table-cell office:value-type="string">
            <text:p>Release 0.19 of AMEE</text:p>
          </table:table-cell>
          <table:table-cell office:value-type="string">
            <text:p>stage.co2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office:value-type="date" office:date-value="2007-08-02">
            <text:p>02/08/07</text:p>
          </table:table-cell>
          <table:table-cell office:value-type="string">
            <text:p>Changes to computers generic: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"desktop without monitor" and LCD, CRT and Plasma monitor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ed KWhPerCycle column which wasn't us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d KWStandby and kWOn and inserted values</text:p>
          </table:table-cell>
          <table:table-cell office:value-type="string">
            <text:p>CSVs</text:p>
          </table:table-cell>
          <table:table-cell/>
          <table:table-cell office:value-type="string">
            <text:p>Removed later, see below 26nov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 these new values are for 2006 only - they are NOT stock averaged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0">
            <text:p>20/08/07</text:p>
          </table:table-cell>
          <table:table-cell office:value-type="string">
            <text:p>Restructured personal: created generic and food_drink categorie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justed the CSV for transport/other to include the space shuttle and Ariane 5.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8">
            <text:p>28/08/07</text:p>
          </table:table-cell>
          <table:table-cell office:value-type="string">
            <text:p>This change involved two new rows and adding a new column - kgCO2/Launch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07-08-29">
            <text:p>29/08/07</text:p>
          </table:table-cell>
          <table:table-cell table:style-name="ce9" office:value-type="string">
            <text:p>Updated AMEE to align with defra</text:p>
          </table:table-cell>
          <table:table-cell table:style-name="ce9" office:value-type="string">
            <text:p>CSVs,stage,live</text:p>
          </table:table-cell>
          <table:table-cell table:style-name="ce9" office:value-type="string">
            <text:p>AJC</text:p>
          </table:table-cell>
          <table:table-cell table:style-name="ce9" table:number-columns-repeated="252"/>
          <table:table-cell table:number-columns-repeated="768"/>
        </table:table-row>
        <table:table-row table:style-name="ro1">
          <table:table-cell table:style-name="ce3"/>
          <table:table-cell table:style-name="ce9" office:value-type="string">
            <text:p>Updated /home/heating to align with defra</text:p>
          </table:table-cell>
          <table:table-cell table:style-name="ce9" office:value-type="string">
            <text:p>CSVs,stage,live</text:p>
          </table:table-cell>
          <table:table-cell table:style-name="ce9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9" office:value-type="string">
            <text:p>Updated /home/energy/quantity to align with defra</text:p>
          </table:table-cell>
          <table:table-cell table:style-name="ce9" office:value-type="string">
            <text:p>CSVs,stage,live</text:p>
          </table:table-cell>
          <table:table-cell table:style-name="ce9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9" office:value-type="string">
            <text:p>Updated /home/energy/uk/price to align with defra</text:p>
          </table:table-cell>
          <table:table-cell table:style-name="ce9" office:value-type="string">
            <text:p>CSVs,stage,live</text:p>
          </table:table-cell>
          <table:table-cell table:style-name="ce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0-16">
            <text:p>16/10/07</text:p>
          </table:table-cell>
          <table:table-cell office:value-type="string">
            <text:p>Update /transport/car/generic for US petrol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6">
            <text:p>06/11/07</text:p>
          </table:table-cell>
          <table:table-cell office:value-type="string">
            <text:p>Changes to mirror 04nov07 update to defra.co2.dgen:</text:p>
          </table:table-cell>
          <table:table-cell/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lighting updated values for lel and norm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kitchen/generic - NEW ITEMS - <text:s/>30oC for washing machine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s values for oil and co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 - copied from defra (includes Condensing boiler NEW ITEMS) - note: requires lower() and replace of " - " with "-"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7">
            <text:p>07/11/07</text:p>
          </table:table-cell>
          <table:table-cell office:value-type="string">
            <text:p>/home/lighting - altered so the pi value noOfLightBulbs is used for all types, except for LELs where noOfLowEnergyLightBulbs is specified and is non-zero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e following electricity items were generalised for any country: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mputer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entertainment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kitchen/generic (was previously generalised by dig)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lighting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television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 office:value-type="date" office:date-value="2007-12-06">
            <text:p>06/12/07</text:p>
          </table:table-cell>
          <table:table-cell office:value-type="string">
            <text:p>/home/energy/electricity Ireland changed from 0.592 to 0.549 kgCO2/kWh</text:p>
          </table:table-cell>
          <table:table-cell office:value-type="string">
            <text:p>CSVs, 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oking Alg now handles country elec EF and implements linear formulae and no longer uses data item valu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plane/generic – great circle distance calc added, new alg, 4 new pi values</text:p>
          </table:table-cell>
          <table:table-cell office:value-type="string">
            <text:p>stage,live (27feb08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car/generic – canada is now same cars as U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5">
            <text:p>15/01/08</text:p>
          </table:table-cell>
          <table:table-cell office:value-type="string">
            <text:p>/home/energy/uk/suppliers - updated to latest values and source fields amen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6">
            <text:p>16/01/08</text:p>
          </table:table-cell>
          <table:table-cell office:value-type="string">
            <text:p>/home/energy/ireland/suppliers - created and 2 data items ad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2-05">
            <text:p>05/02/08</text:p>
          </table:table-cell>
          <table:table-cell office:value-type="string">
            <text:p>/home/energy/electricityISO added to mirror electricity but with iso country names (GB,IE only)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/home/energy/electricityISO completed for all available ISO cod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algs for electrical items changed so that they can also accept and ISO code in metadata's country value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9">
            <text:p>19/02/08</text:p>
          </table:table-cell>
          <table:table-cell office:value-type="string">
            <text:p>tips for together/theclimategroup.org added see RT ticket #125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reductions created plus item definition for reduction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21">
            <text:p>21/02/08</text:p>
          </table:table-cell>
          <table:table-cell office:value-type="string">
            <text:p>Removed all data items from /personal</text:p>
          </table:table-cell>
          <table:table-cell office:value-type="string">
            <text:p>stage (NOT CSVs)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18/03/08</text:p>
          </table:table-cell>
          <table:table-cell office:value-type="string">
            <text:p>Deleted personal category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ISO codes to car_generic algorithm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state value to metadata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4">
            <text:p>14/04/08</text:p>
          </table:table-cell>
          <table:table-cell office:value-type="string">
            <text:p>Add kmPerLitreOwn and kmPerLitre to Car generic defn, default values zero, alg altered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8">
            <text:p>18/04/08</text:p>
          </table:table-cell>
          <table:table-cell office:value-type="string">
            <text:p>Added occupancy to Car generic def - if &gt;0 it divides the returned kgco2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Bord Gais value in /home/energy/ireland/supplier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/transport/car/bands/ireland created with new band di def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08-04-22">
            <text:p>22/04/08</text:p>
          </table:table-cell>
          <table:table-cell table:style-name="ce9" office:value-type="string">
            <text:p>added country profile item value to car/generic and amended alg to use it</text:p>
          </table:table-cell>
          <table:table-cell table:style-name="ce9" office:value-type="string">
            <text:p>stage,live</text:p>
          </table:table-cell>
          <table:table-cell table:style-name="ce9" office:value-type="string">
            <text:p>AJC</text:p>
          </table:table-cell>
          <table:table-cell table:style-name="ce9" office:value-type="string">
            <text:p>live 29/4/08</text:p>
          </table:table-cell>
          <table:table-cell table:style-name="ce9" office:value-type="string">
            <text:p>strange error, bands contains a data item which links to ireland category! Need to update wiki</text:p>
          </table:table-cell>
          <table:table-cell table:style-name="ce9" table:number-columns-repeated="1018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values to the motorcycle/generic defn to align with car/generic, changed alg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Irish values to Bus/Generic and Train/Generic Item defs, algs and data item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09/05/08</text:p>
          </table:table-cell>
          <table:table-cell table:style-name="ce10" office:value-type="string">
            <text:p>add /home/heating/ustest values for MS to test on</text:p>
          </table:table-cell>
          <table:table-cell table:style-name="ce10" office:value-type="string">
            <text:p>CSVs,stage</text:p>
          </table:table-cell>
          <table:table-cell table:style-name="ce10" office:value-type="string">
            <text:p>AJC</text:p>
          </table:table-cell>
          <table:table-cell table:style-name="ce10" office:value-type="string">
            <text:p>TEMPORARY</text:p>
          </table:table-cell>
          <table:table-cell table:style-name="ce10" office:value-type="string">
            <text:p>Need to remove</text:p>
          </table:table-cell>
          <table:table-cell table:style-name="ce10" table:number-columns-repeated="1018"/>
        </table:table-row>
        <table:table-row table:style-name="ro1">
          <table:table-cell table:style-name="ce4" office:value-type="date" office:date-value="2008-05-15">
            <text:p>15/05/08</text:p>
          </table:table-cell>
          <table:table-cell table:style-name="ce10" office:value-type="string">
            <text:p>deleting items from /home/heating/ustest where too few options were available</text:p>
          </table:table-cell>
          <table:table-cell table:style-name="ce10" office:value-type="string">
            <text:p>CSVs, stage </text:p>
          </table:table-cell>
          <table:table-cell table:style-name="ce10" office:value-type="string">
            <text:p>AJC</text:p>
          </table:table-cell>
          <table:table-cell table:style-name="ce10" office:value-type="string">
            <text:p>TEMPORARY</text:p>
          </table:table-cell>
          <table:table-cell table:style-name="ce10" office:value-type="string">
            <text:p>Need to remove</text:p>
          </table:table-cell>
          <table:table-cell table:style-name="ce10" table:number-columns-repeated="1018"/>
        </table:table-row>
        <table:table-row table:style-name="ro1">
          <table:table-cell office:value-type="date" office:date-value="2008-05-22">
            <text:p>22/05/08</text:p>
          </table:table-cell>
          <table:table-cell office:value-type="string">
            <text:p>created /home/energy/us/price for M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updated /home/energy/quantity to include kWh amounts for most fuel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created /home/heating/us NOTE: Should remove alaska as data's not goo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removed alaska and deleted and replaced florida, texas and california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7-31">
            <text:p>31/07/08</text:p>
          </table:table-cell>
          <table:table-cell office:value-type="string">
            <text:p>car/specific/uk - all VCA data to 2001 - INCOMPLETE+char errors eg coupe</text:p>
          </table:table-cell>
          <table:table-cell office:value-type="string">
            <text:p>CSVs, stage (incomplete)</text:p>
          </table:table-cell>
          <table:table-cell office:value-type="string">
            <text:p>AJC</text:p>
          </table:table-cell>
          <table:table-cell/>
          <table:table-cell office:value-type="string">
            <text:p>Incomplete, errors need fixing</text:p>
          </table:table-cell>
          <table:table-cell table:number-columns-repeated="1018"/>
        </table:table-row>
        <table:table-row table:style-name="ro1">
          <table:table-cell office:value-type="date" office:date-value="2008-08-20">
            <text:p>20/08/08</text:p>
          </table:table-cell>
          <table:table-cell office:value-type="string">
            <text:p>/home/energy/quantity - fixed bug in alg so that no zero profile items are used 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live 21/8/2008</text:p>
          </table:table-cell>
          <table:table-cell table:number-columns-repeated="1019"/>
        </table:table-row>
        <table:table-row table:style-name="ro1">
          <table:table-cell office:value-type="date" office:date-value="2008-08-21">
            <text:p>21/08/08</text:p>
          </table:table-cell>
          <table:table-cell office:value-type="string">
            <text:p>place all relevant fuel quantities in /home/energy/quantity, e.g. kWh for all, litres, kg where appropriate</text:p>
          </table:table-cell>
          <table:table-cell office:value-type="string">
            <text:p>to d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changes to mirror 20aug08 update to defra</text:p>
          </table:table-cell>
          <table:table-cell table:style-name="ce11" table:number-columns-repeated="254"/>
          <table:table-cell table:number-columns-repeated="768"/>
        </table:table-row>
        <table:table-row table:style-name="ro1">
          <table:table-cell office:value-type="date" office:date-value="2008-08-26">
            <text:p>26/08/08</text:p>
          </table:table-cell>
          <table:table-cell office:value-type="string">
            <text:p>/home/appliances/kitchen/generic - all rows updated, B-G added for fridge and fridge/freezer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mputers/generic - some rows update, MFD added, not some values are unchanged but needed to be revised according to MTP data se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update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televisions/generic - updated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oking - updated alg, added induction see .txt in csvs dir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electricity and electricity ISO - GB value to 0.537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quantity - updated data, added values for all sensible unit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d all data, add the 2 electricityE7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lighting - values upd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2">
            <text:p>12/09/08</text:p>
          </table:table-cell>
          <table:table-cell office:value-type="string">
            <text:p>Updated Electricity item def alg so that it handled last and current readin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don't mention this kludge in the wiki! affects electricity and electricityISO categori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de similar last, current reading change to Energy Quantity def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5">
            <text:p>15/09/08</text:p>
          </table:table-cell>
          <table:table-cell office:value-type="string">
            <text:p>Added values to /home/energy/uk/reductions for GAP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item values to Car generic and altered algorithm for aircon,ecodriving,tyresUnderinfl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wiki upd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7">
            <text:p>17/09/08</text:p>
          </table:table-cell>
          <table:table-cell office:value-type="string">
            <text:p>coking coal added to /home/energy/quant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/electric plus new item def</text:p>
          </table:table-cell>
          <table:table-cell office:value-type="string">
            <text:p>CSVs,stage 23sept08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8">
            <text:p>18/09/08</text:p>
          </table:table-cell>
          <table:table-cell office:value-type="string">
            <text:p>coking coal added to /home/energy/uk/price but price same as coal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 lpg and cng items added and all others update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van/generic cre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otorcycle/generic updated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0" office:value-type="string">
            <text:p>/transport/taxi/perpassenger created to latest defra data, need to create data item def with numberOfPassengers piv</text:p>
          </table:table-cell>
          <table:table-cell table:style-name="ce10" office:value-type="string">
            <text:p>CSVs</text:p>
          </table:table-cell>
          <table:table-cell table:style-name="ce10" office:value-type="string">
            <text:p>AJC</text:p>
          </table:table-cell>
          <table:table-cell table:style-name="ce10"/>
          <table:table-cell table:style-name="ce10" office:value-type="string">
            <text:p>moved to taxi/generic/perpassenger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string">
            <text:p>/transport/bus/generic new values added for latest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plane/generic/class created, needs new item def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 updated to latest defra, probably should simplify by using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/distance created, needs new item def, use values in other al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2">
            <text:p>22/09/08</text:p>
          </table:table-cell>
          <table:table-cell office:value-type="string">
            <text:p>/home/waste created with general household, garden plus new Waste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water created with cold plus new water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3">
            <text:p>23/09/08</text:p>
          </table:table-cell>
          <table:table-cell office:value-type="string">
            <text:p>/transport/ship, new Ship Generic item def, one data item ferry</text:p>
          </table:table-cell>
          <table:table-cell office:value-type="string">
            <text:p>stage (since aug?), 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renewable, plus new item def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inibus/generic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5">
            <text:p>25/09/08</text:p>
          </table:table-cell>
          <table:table-cell office:value-type="string">
            <text:p>/personal/generic 4 items reinstated with index linked inflated value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energy/uk/price - coking coal added on stage, same as coa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regularly serviced to Car Generic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children and adultsInHousehold to metadata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ymentFrequency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eenTariff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0-07">
            <text:p>07/10/08</text:p>
          </table:table-cell>
          <table:table-cell office:value-type="string">
            <text:p>/home/waste general househ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water c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quantity - added electricity item, alg altered to use /home/energy/electric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6">
            <text:p>26/11/08</text:p>
          </table:table-cell>
          <table:table-cell office:value-type="string">
            <text:p>/home/appliances/televisions/generic - added comment PIV for actonco2's rarely used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entertainment/generic - digital radio with placeholder valu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computers/generic- <text:s/>deleted kWOn,kWStandby from CSV - were never in AMEE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computers/generic- <text:s/>added scanner, router, external hard driv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added washing lin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7">
            <text:p>27/11/08</text:p>
          </table:table-cell>
          <table:table-cell office:value-type="string">
            <text:p>/home/appliances/cooking/hob created with new def and data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8">
            <text:p>28/11/08</text:p>
          </table:table-cell>
          <table:table-cell office:value-type="string">
            <text:p>/home/appliances/computer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entertainment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table:number-columns-repeated="2"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1">
            <text:p>01/12/08</text:p>
          </table:table-cell>
          <table:table-cell office:value-type="string">
            <text:p>/home/energy/quantity and /home/energy/uk/price - added season, includesHeating pivs and changed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3">
            <text:p>03/12/08</text:p>
          </table:table-cell>
          <table:table-cell office:value-type="string">
            <text:p>/home/energy/quantity and /home/energy/uk/price - added numberOfDeliveries, no change to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4">
            <text:p>04/12/08</text:p>
          </table:table-cell>
          <table:table-cell office:value-type="string">
            <text:p>/transport/plane/generic/airports/major- new item def and data</text:p>
          </table:table-cell>
          <table:table-cell office:value-type="string">
            <text:p>CSVs,stage 12dec08, live 8mar09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9">
            <text:p>09/12/08</text:p>
          </table:table-cell>
          <table:table-cell office:value-type="string">
            <text:p>/transport/metadata - for holding actonco2 v2 answer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19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2">
            <text:p>12/12/08</text:p>
          </table:table-cell>
          <table:table-cell office:value-type="string">
            <text:p>/home/appliances/cooking/oven and hob - fixed algorithm bu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3">
            <text:p>13/12/08</text:p>
          </table:table-cell>
          <table:table-cell office:value-type="string">
            <text:p>/transport/plane/generic def and alg updated to take iata cod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major renamed to countri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problem - should auto select EF for short/long haul based on distance flown, create new distance categor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codes create, mirrors countries but has iata code for dril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4">
            <text:p>14/12/08</text:p>
          </table:table-cell>
          <table:table-cell office:value-type="string">
            <text:p>/metadata/actonco2/actions - created item def and uploaded actions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ntries truncated - see problems.txt in api_csv di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6">
            <text:p>16/12/08</text:p>
          </table:table-cell>
          <table:table-cell office:value-type="string">
            <text:p>/home/waste values added and itemdef upd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water values added and item def updat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reductions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usage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21">
            <text:p>21/12/08</text:p>
          </table:table-cell>
          <table:table-cell office:value-type="string">
            <text:p>/home/heating - deleted 5 or 6 blank data items at caused wiki strangenes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2">
            <text:p>12/01/09</text:p>
          </table:table-cell>
          <table:table-cell office:value-type="string">
            <text:p>/import/ict/webclick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5">
            <text:p>15/01/09</text:p>
          </table:table-cell>
          <table:table-cell office:value-type="string">
            <text:p>/metadata/actonco2/actions - created item def amended and all actions reimpor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8">
            <text:p>18/01/09</text:p>
          </table:table-cell>
          <table:table-cell office:value-type="string">
            <text:p>/transport/car/specific/us</text:p>
          </table:table-cell>
          <table:table-cell office:value-type="string">
            <text:p>CSVs,stage, 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cked all CSVs against Nik's latest test sheets and updated all data on stage - see above</text:p>
          </table:table-cell>
          <table:table-cell office:value-type="string">
            <text:p>stage</text:p>
          </table:table-cell>
          <table:table-cell/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9">
            <text:p>19/01/09</text:p>
          </table:table-cell>
          <table:table-cell office:value-type="string">
            <text:p>/metadata/actonco2/actions - fixed issues - best to stick to ISO-8859-1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2">
            <text:p>22/01/09</text:p>
          </table:table-cell>
          <table:table-cell office:value-type="string">
            <text:p>/home/energy/us/state - new item def, category and date from egri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7">
            <text:p>27/01/09</text:p>
          </table:table-cell>
          <table:table-cell office:value-type="string">
            <text:p>various changes for v2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metadata/actonco2 - info specific to actonco2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/home/energy/renewable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home/energy/insulation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type=auto and updated itemdef, alg to handle passenger class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plane/generic/passengerclass - data for economy, business, first etc.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train/generic - added new items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8">
            <text:p>28/01/09</text:p>
          </table:table-cell>
          <table:table-cell office:value-type="string">
            <text:p>/home/waste - new item values and alg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hob and oven algorithms <text:s/>- santiseString method was bad - fixed i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9">
            <text:p>29/01/09</text:p>
          </table:table-cell>
          <table:table-cell office:value-type="string">
            <text:p>/home/appliances/computer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30">
            <text:p>30/01/09</text:p>
          </table:table-cell>
          <table:table-cell office:value-type="string">
            <text:p>/home/appliances/kitchen/generic - kettle now scales with no. of people if metadata item is presen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2">
            <text:p>02/02/09</text:p>
          </table:table-cell>
          <table:table-cell office:value-type="string">
            <text:p>updated computers, entertainment and televisions on liv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5">
            <text:p>05/02/09</text:p>
          </table:table-cell>
          <table:table-cell office:value-type="string">
            <text:p>fixed kitchen generic algorithm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6">
            <text:p>06/02/09</text:p>
          </table:table-cell>
          <table:table-cell office:value-type="string">
            <text:p>fixed hob and oven algorithms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home/energy/quantity so that it accepts iso cod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2" office:value-type="string">
            <text:p>ALL CHANGES TO STAGE FROM HERE WILL NEED TO BE MADE TO DEV</text:p>
          </table:table-cell>
          <table:table-cell table:style-name="ce15" table:number-columns-repeated="1022"/>
        </table:table-row>
        <table:table-row table:style-name="ro1">
          <table:table-cell table:style-name="ce6"/>
          <table:table-cell table:style-name="ce13" office:value-type="string">
            <text:p>NOTE: dev is now definitive, NOT the CSVs</text:p>
          </table:table-cell>
          <table:table-cell table:style-name="ce15" table:number-columns-repeated="1022"/>
        </table:table-row>
        <table:table-row table:style-name="ro1">
          <table:table-cell office:value-type="date" office:date-value="2009-02-12">
            <text:p>12/02/09</text:p>
          </table:table-cell>
          <table:table-cell office:value-type="string">
            <text:p>added /transport/lgv/generic for HRS, used Car Generic item def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ed /metadata/hotels - new Hotel Metadata item def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5">
            <text:p>25/02/09</text:p>
          </table:table-cell>
          <table:table-cell office:value-type="string">
            <text:p>/home/heating/uk/renewablesavings created with data and itemdef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transport/plane/generic - added numberOfPassengers to itemdef and algo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7">
            <text:p>27/02/09</text:p>
          </table:table-cell>
          <table:table-cell office:value-type="string">
            <text:p>/home/appliances/kitchen/generic - Tumble dryer standard added, previous value for Washer/dryer was actually for Tumble dryer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2-28">
            <text:p>28/02/09</text:p>
          </table:table-cell>
          <table:table-cell office:value-type="string">
            <text:p>/home/heating/uk - algorithm implemented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01">
            <text:p>01/03/09</text:p>
          </table:table-cell>
          <table:table-cell office:value-type="string">
            <text:p>/home/heating/uk - test and fixes made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02">
            <text:p>02/03/09</text:p>
          </table:table-cell>
          <table:table-cell office:value-type="string">
            <text:p>/transport/bus/generic - itemdef has new values and alg changed, one new data col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/transport/train/generic - itemdef has new values and alg changed, one new data col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/transport/taxi/generic/passenger moved from above dir and itemdef and alg same as bus and train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3">
            <text:p>03/03/09</text:p>
          </table:table-cell>
          <table:table-cell office:value-type="string">
            <text:p>/home/heating/uk- lpg and biomass items added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/renewablesavings updated to include biomass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5">
            <text:p>05/03/09</text:p>
          </table:table-cell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06">
            <text:p>06/03/09</text:p>
          </table:table-cell>
          <table:table-cell office:value-type="string">
            <text:p>/metadata/actonco2/actions - updated itemdef and dat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/planet/country/uk/aggregate/actonco2/peoplelikeme/home created itemdef and data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updated to stag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planet/country/uk/aggregate/actonco2/peoplelikeme/home created itemdef and data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8">
            <text:p>08/03/09</text:p>
          </table:table-cell>
          <table:table-cell office:value-type="string">
            <text:p>Various updates on live with stage to sync categories needed for defra-&gt;live migration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for 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11">
            <text:p>11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>
            <text:p>JB additions to transport/ship/freight, transport/plane/freight, business/buildings/hotel/generic</text:p>
          </table:table-cell>
          <table:table-cell table:style-name="ce14" office:value-type="string">
            <text:p>CSVs,dev (not stage)</text:p>
          </table:table-cell>
          <table:table-cell table:style-name="ce14" office:value-type="string">
            <text:p>JH</text:p>
          </table:table-cell>
          <table:table-cell table:style-name="ce14" office:value-type="string">
            <text:p>Need to update wiki, v2 users only</text:p>
          </table:table-cell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12">
            <text:p>12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pdate to /metadata/actonco2/actions</text:p>
          </table:table-cell>
          <table:table-cell office:value-type="string">
            <text:p>CSVs, stage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oS data to planet/country/aggregate</text:p>
          </table:table-cell>
          <table:table-cell office:value-type="string">
            <text:p>CSVs, stage,dev</text:p>
          </table:table-cell>
          <table:table-cell office:value-type="string">
            <text:p>JH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3-13">
            <text:p>13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6">
            <text:p>16/03/09</text:p>
          </table:table-cell>
          <table:table-cell office:value-type="string">
            <text:p>/home/heating/uk Updates to new values sent through from Nik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7">
            <text:p>17/03/09</text:p>
          </table:table-cell>
          <table:table-cell office:value-type="string">
            <text:p>updated /home/energy/uk/reductions with better est data added a few new items for GAP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9-03-18">
            <text:p>18/03/09</text:p>
          </table:table-cell>
          <table:table-cell office:value-type="string">
            <text:p>/transport/car/generic - added value for average car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/transport/plane/generic - fixed bug when passengerClass=first for short haul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9">
            <text:p>19/03/09</text:p>
          </table:table-cell>
          <table:table-cell office:value-type="string">
            <text:p>/metadata/actonco2/actions - Darren@euro updated stage, I changed CSVs and dev to match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 table:number-rows-repeated="653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167">
      <number:day number:style="long"/>
      <number:text>/</number:text>
      <number:year/>
      <number:text>/</number:text>
      <number:year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169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03/20/2009</text:date>, <text:time>17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E_20_data_20_changelog" style:display-name="PageStyle_AMEE data change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icrosoft Corporation</meta:initial-creator>
    <meta:creation-date>1996-10-14T23:33:28</meta:creation-date>
    <dc:creator>Andrew Conway</dc:creator>
    <dc:date>2009-03-20T17:01:45</dc:date>
    <meta:editing-cycles>132</meta:editing-cycles>
    <meta:editing-duration>PT70H13M10S</meta:editing-duration>
    <meta:document-statistic meta:table-count="1" meta:cell-count="666" meta:object-count="0"/>
    <meta:user-defined meta:name="Info 1"/>
    <meta:user-defined meta:name="Info 2"/>
    <meta:user-defined meta:name="Info 3"/>
    <meta:user-defined meta:name="Info 4"/>
  </office:meta>
</office:document-meta>
</file>